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256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Moodle GIFT Question Format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p text:style-name="P2">Simple text markup for importing and exporting quiz and lesson questions for Moodle</text:p>
            <text:p text:style-name="P2">der.hans</text:p>
            <text:p text:style-name="P2">ScaLE 9x : OSSIE</text:p>
            <text:p text:style-name="P2">2011Feb26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/whois der.ha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ver 15 years as sysadmin, programmer, analyst, digital janitor</text:p>
              </text:list-item>
              <text:list-item>
                <text:p>adjunct instructor at Mesa Community College</text:p>
              </text:list-item>
              <text:list-item>
                <text:p>currently WFH sysadmin</text:p>
              </text:list-item>
              <text:list-item>
                <text:p>founder of ABLEconf</text:p>
              </text:list-item>
              <text:list-item>
                <text:p>founder of the Free Software Stammtisch</text:p>
              </text:list-item>
              <text:list-item>
                <text:p>chairman of Phoenix Linux Users Gro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hat is Moodle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/LMS/VLE</text:p>
                <text:list>
                  <text:list-item>
                    <text:p>Course Management System</text:p>
                  </text:list-item>
                  <text:list-item>
                    <text:p>Learning Management System</text:p>
                  </text:list-item>
                  <text:list-item>
                    <text:p>Virtual Learning Environment</text:p>
                  </text:list-item>
                </text:list>
              </text:list-item>
              <text:list-item>
                <text:p>“Course Management System for Online Learning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hat is GIFT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lain text markup for importing and exporting questions with Moodle</text:p>
              </text:list-item>
              <text:list-item>
                <text:p>Moodle-speci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apabilit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mport and Export questions</text:p>
              </text:list-item>
              <text:list-item>
                <text:p>Quizzes and Lessons</text:p>
              </text:list-item>
              <text:list-item>
                <text:p>Feedback</text:p>
              </text:list-item>
              <text:list-item>
                <text:p>Categories</text:p>
              </text:list-item>
              <text:list-item>
                <text:p>Question Names</text:p>
              </text:list-item>
              <text:list-item>
                <text:p>Weighted Answers</text:p>
              </text:list-item>
              <text:list-item>
                <text:p>Case-sensitive answ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upported Question Typ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CSA</text:p>
              </text:list-item>
              <text:list-item>
                <text:p>MCMA</text:p>
              </text:list-item>
              <text:list-item>
                <text:p>TF</text:p>
              </text:list-item>
              <text:list-item>
                <text:p>Matching</text:p>
              </text:list-item>
              <text:list-item>
                <text:p>Numerical Answers</text:p>
              </text:list-item>
              <text:list-item>
                <text:p>Essay</text:p>
              </text:list-item>
              <text:list-item>
                <text:p>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ultiple Choice Single Answ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What question type does GIFT not support? { </text:p>
            <text:p><text:s text:c="3"/>=Calculated</text:p>
            <text:p><text:s text:c="3"/>~MCSA</text:p>
            <text:p><text:s text:c="3"/>~MCMA</text:p>
            <text:p><text:s text:c="3"/>~Short Answer</text:p>
            <text:p><text:s text:c="3"/>~Matching }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ultiple Choice Multiple Answ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What question types does GIFT support? { </text:p>
            <text:p><text:s text:c="3"/>~%-50%Calculated</text:p>
            <text:p><text:s text:c="3"/>~%25%MCSA</text:p>
            <text:p><text:s text:c="3"/>~%25%MCMA</text:p>
            <text:p><text:s text:c="3"/>~%25%Short Answer</text:p>
            <text:p><text:s text:c="3"/>~%25%Matching }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rue-Fals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Moodle is a web-based course management system. {T}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hort Answer</text:p>
          </draw:text-box>
        </draw:frame>
        <draw:frame presentation:style-name="pr5" draw:layer="layout" svg:width="25.199cm" svg:height="14.445cm" svg:x="1.4cm" svg:y="4.914cm" presentation:class="outline" presentation:user-transformed="true">
          <draw:text-box>
            <text:p>GIFT supports {</text:p>
            <text:p>=MCSA</text:p>
            <text:p>=MCMA</text:p>
            <text:p>=True-False</text:p>
            <text:p>=Short Answer</text:p>
            <text:p>=Matching</text:p>
            <text:p>=Essay }</text:p>
            <text:p>question formats.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atching</text:p>
          </draw:text-box>
        </draw:frame>
        <draw:frame presentation:style-name="pr5" draw:layer="layout" svg:width="25.199cm" svg:height="13.609cm" svg:x="1.4cm" svg:y="4.914cm" presentation:class="outline">
          <draw:text-box>
            <text:p>Match the format name with its acronym. {</text:p>
            <text:p>=MCSA -&gt; Multiple Choice Single Answer</text:p>
            <text:p>=MCMA -&gt; Multiple Choice Multiple Answer</text:p>
            <text:p>=T/F -&gt; True-False }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umerical Ques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ScaLE 9x is in the year {#</text:p>
            <text:p>=2011:0</text:p>
            <text:p>=%50%2011:2 }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ssay</text:p>
          </draw:text-box>
        </draw:frame>
        <draw:frame presentation:style-name="pr5" draw:layer="layout" svg:width="25.199cm" svg:height="13.609cm" svg:x="1.4cm" svg:y="4.914cm" presentation:class="outline">
          <draw:text-box>
            <text:p>Name 3 formats supported by GIFT. {}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scrip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o answer part, just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issing Wor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ption for all question types</text:p>
              </text:list-item>
              <text:list-item>
                <text:p>Puts a blank line in the question where the answer would appe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eedback</text:p>
          </draw:text-box>
        </draw:frame>
        <draw:frame presentation:style-name="pr5" draw:layer="layout" svg:width="25.199cm" svg:height="13.609cm" svg:x="1.4cm" svg:y="4.914cm" presentation:class="outline">
          <draw:text-box>
            <text:p>MCSA questions have how many correct answers? {</text:p>
            <text:p>=1 # Correct</text:p>
            <text:p>=2 # MCSA == Multiple Choice Single Answer, so only one correct answer</text:p>
            <text:p>=Many # MCSA == Multiple Choice Single Answer, so only one correct answer, MCMA would have many correct answers }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tegori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$CATEGORY: Moodle</text:p>
            <text:p>$CATEGORY: Moodle/GIFT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uestion Nam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::Moodle is CMS:: Moodle is a web-based course management system. {T}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eighted Answer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This presentation is about {</text:p>
            <text:p>=GIFT</text:p>
            <text:p>~%50%Moodle #What specific part of Moodle?</text:p>
            <text:p>~Presents #No. GIFT }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-sensitive Answer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$question-&gt;usecase = 0; // Ignore case</text:p>
            <text:p>This presentation is about {</text:p>
            <text:p>=GIFT</text:p>
            <text:p>~%50%Moodle #What specific part of Moodle?</text:p>
            <text:p>~%75%gift #I say case matters, it's GIFT</text:p>
            <text:p>~Presents #No, GIFT }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ip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 blank lines for seperation</text:p>
              </text:list-item>
              <text:list-item>
                <text:p>When using a word processor, make sure to save as plain text</text:p>
              </text:list-item>
              <text:list-item>
                <text:p>Case-sensitivity and Category stay in effect until changed</text:p>
              </text:list-item>
              <text:list-item>
                <text:p>Import GIFT to Moodle, then export to other form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IFT Format Documentation</text:p>
                <text:list>
                  <text:list-item>
                    <text:p><text:a xlink:href="http://docs.moodle.org/en/GIFT">http://docs.moodle.org/en/GIFT</text:a></text:p>
                  </text:list-item>
                </text:list>
              </text:list-item>
              <text:list-item>
                <text:p>OpenOffice.org/LibreOffice GIFT Template</text:p>
                <text:list>
                  <text:list-item>
                    <text:p>http://moodle.org/mod/forum/discuss.php?d=20705&amp;parent=168385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2-18T00:39:57</meta:creation-date>
    <dc:language>fi-FI</dc:language>
    <meta:editing-cycles>16</meta:editing-cycles>
    <meta:editing-duration>PT02H04M18S</meta:editing-duration>
    <meta:initial-creator>der.hans </meta:initial-creator>
    <dc:date>2011-02-25T11:19:00</dc:date>
    <dc:creator>der.hans </dc:creator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